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36b11" officeooo:paragraph-rsid="00036b1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simran@simran-Lenovo-IdeaPad-S145-15IWL:~/Desktop/lsp/process/program_1$ gcc -save-temps Demo.c</text:p>
      <text:p text:style-name="Standard">simran@simran-Lenovo-IdeaPad-S145-15IWL:~/Desktop/lsp/process/program_1$ ls</text:p>
      <text:p text:style-name="Standard">a.out <text:s/>Demo.c <text:s/>Demo.i <text:s/>Demo.o <text:s/>Demo.s</text:p>
      <text:p text:style-name="Standard">simran@simran-Lenovo-IdeaPad-S145-15IWL:~/Desktop/lsp/process/program_1$ gcc -save-temps Demo.c -o myexe</text:p>
      <text:p text:style-name="Standard">simran@simran-Lenovo-IdeaPad-S145-15IWL:~/Desktop/lsp/process/program_1$ ls</text:p>
      <text:p text:style-name="Standard">a.out <text:s/>Demo.c <text:s/>Demo.i <text:s/>Demo.o <text:s/>Demo.s <text:s/>myexe</text:p>
      <text:p text:style-name="Standard"/>
      <text:p text:style-name="Standard"/>
      <text:p text:style-name="P1">-save-temps is used to save temporary files i.e. demo.i demo.s demo.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3T23:51:51.533548713</meta:creation-date>
    <dc:date>2020-10-03T23:55:22.432916236</dc:date>
    <meta:editing-duration>PT3M34S</meta:editing-duration>
    <meta:editing-cycles>1</meta:editing-cycles>
    <meta:document-statistic meta:table-count="0" meta:image-count="0" meta:object-count="0" meta:page-count="1" meta:paragraph-count="7" meta:word-count="36" meta:character-count="499" meta:non-whitespace-character-count="461"/>
    <meta:generator>LibreOffice/6.0.7.3$Linux_X86_64 LibreOffice_project/00m0$Build-3</meta:generator>
  </office:meta>
</office:document-meta>
</file>